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9f95" officeooo:paragraph-rsid="000c9f95"/>
    </style:style>
    <style:style style:name="P2" style:family="paragraph" style:parent-style-name="Standard" style:list-style-name="L1">
      <style:text-properties officeooo:rsid="000c9f95" officeooo:paragraph-rsid="000c9f95"/>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fo:font-size="14pt" fo:font-weight="bold" officeooo:rsid="000c9f95" officeooo:paragraph-rsid="000c9f95" style:font-size-asian="14pt" style:font-weight-asian="bold" style:font-size-complex="14pt" style:font-weight-complex="bold"/>
    </style:style>
    <style:style style:name="P5" style:family="paragraph" style:parent-style-name="Standard">
      <style:text-properties fo:font-size="14pt" fo:font-weight="bold" officeooo:rsid="000d1e0a" officeooo:paragraph-rsid="000d1e0a" style:font-size-asian="14pt" style:font-weight-asian="bold" style:font-size-complex="14pt" style:font-weight-complex="bold"/>
    </style:style>
    <style:style style:name="P6" style:family="paragraph" style:parent-style-name="Standard">
      <style:text-properties fo:font-size="14pt" fo:font-style="italic" fo:font-weight="bold" officeooo:rsid="000c9f95" officeooo:paragraph-rsid="000c9f95"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style:text-underline-style="none" fo:font-weight="bold" officeooo:rsid="000d1e0a" officeooo:paragraph-rsid="000d1e0a" style:font-size-asian="12.25pt" style:font-style-asian="italic" style:font-weight-asian="bold" style:font-size-complex="14pt" style:font-style-complex="italic" style:font-weight-complex="bold"/>
    </style:style>
    <style:style style:name="P8" style:family="paragraph" style:parent-style-name="Standard">
      <style:text-properties fo:font-size="14pt" fo:font-style="normal" style:text-underline-style="solid" style:text-underline-width="auto" style:text-underline-color="font-color" fo:font-weight="bold" officeooo:rsid="000c9f95" officeooo:paragraph-rsid="000c9f95"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style:text-underline-style="solid" style:text-underline-width="auto" style:text-underline-color="font-color" fo:font-weight="bold" officeooo:rsid="000d1e0a" officeooo:paragraph-rsid="000d1e0a" style:font-size-asian="12.25pt" style:font-style-asian="normal" style:font-weight-asian="bold" style:font-size-complex="14pt" style:font-style-complex="normal" style:font-weight-complex="bold"/>
    </style:style>
    <style:style style:name="P10" style:family="paragraph" style:parent-style-name="Standard">
      <style:text-properties fo:font-size="14pt" fo:font-style="normal" style:text-underline-style="solid" style:text-underline-width="auto" style:text-underline-color="font-color" fo:font-weight="bold" officeooo:rsid="000dd5aa" officeooo:paragraph-rsid="000dd5aa" style:font-size-asian="12.25pt" style:font-style-asian="normal" style:font-weight-asian="bold" style:font-size-complex="14pt" style:font-style-complex="normal" style:font-weight-complex="bold"/>
    </style:style>
    <style:style style:name="P11" style:family="paragraph" style:parent-style-name="Standard" style:list-style-name="L1">
      <style:text-properties fo:font-weight="normal" officeooo:rsid="000c9f95" officeooo:paragraph-rsid="000c9f95" style:font-weight-asian="normal" style:font-weight-complex="normal"/>
    </style:style>
    <style:style style:name="P12" style:family="paragraph" style:parent-style-name="Standard" style:list-style-name="L1">
      <style:text-properties fo:font-style="italic" style:text-underline-style="solid" style:text-underline-width="auto" style:text-underline-color="font-color" fo:font-weight="bold" officeooo:rsid="000c9f95" officeooo:paragraph-rsid="000c9f95" style:font-style-asian="italic" style:font-weight-asian="bold" style:font-style-complex="italic" style:font-weight-complex="bold"/>
    </style:style>
    <style:style style:name="P13" style:family="paragraph" style:parent-style-name="Standard">
      <style:text-properties fo:font-style="italic" style:text-underline-style="solid" style:text-underline-width="auto" style:text-underline-color="font-color" fo:font-weight="bold" officeooo:rsid="000c9f95" officeooo:paragraph-rsid="000c9f95" style:font-style-asian="italic" style:font-weight-asian="bold" style:font-style-complex="italic" style:font-weight-complex="bold"/>
    </style:style>
    <style:style style:name="P14" style:family="paragraph" style:parent-style-name="Standard" style:list-style-name="L2">
      <style:text-properties fo:font-style="normal" style:text-underline-style="solid" style:text-underline-width="auto" style:text-underline-color="font-color" fo:font-weight="bold" officeooo:rsid="000c9f95" officeooo:paragraph-rsid="000c9f95" style:font-style-asian="normal" style:font-weight-asian="bold" style:font-style-complex="normal" style:font-weight-complex="bold"/>
    </style:style>
    <style:style style:name="P15" style:family="paragraph" style:parent-style-name="Standard" style:list-style-name="L2">
      <style:text-properties fo:font-style="normal" style:text-underline-style="solid" style:text-underline-width="auto" style:text-underline-color="font-color" fo:font-weight="bold" officeooo:rsid="000c9f95" officeooo:paragraph-rsid="000d1e0a" style:font-style-asian="normal" style:font-weight-asian="bold" style:font-style-complex="normal" style:font-weight-complex="bold"/>
    </style:style>
    <style:style style:name="P16" style:family="paragraph" style:parent-style-name="Standard">
      <style:text-properties fo:font-style="normal" style:text-underline-style="solid" style:text-underline-width="auto" style:text-underline-color="font-color" fo:font-weight="bold" officeooo:rsid="000c9f95" officeooo:paragraph-rsid="000d1e0a" style:font-style-asian="normal" style:font-weight-asian="bold" style:font-style-complex="normal" style:font-weight-complex="bold"/>
    </style:style>
    <style:style style:name="P17" style:family="paragraph" style:parent-style-name="Standard" style:list-style-name="L3">
      <style:text-properties officeooo:rsid="000d1e0a" officeooo:paragraph-rsid="000d1e0a"/>
    </style:style>
    <style:style style:name="P18" style:family="paragraph" style:parent-style-name="Standard" style:list-style-name="L4">
      <style:text-properties officeooo:rsid="000d1e0a" officeooo:paragraph-rsid="000d1e0a"/>
    </style:style>
    <style:style style:name="P19" style:family="paragraph" style:parent-style-name="Standard" style:list-style-name="L3">
      <style:text-properties officeooo:paragraph-rsid="000d1e0a"/>
    </style:style>
    <style:style style:name="P20" style:family="paragraph" style:parent-style-name="Standard">
      <style:paragraph-properties fo:text-align="center" style:justify-single-word="false"/>
    </style:style>
    <style:style style:name="T1" style:family="text">
      <style:text-properties officeooo:rsid="000c9f95"/>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d1e0a"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0d1e0a" style:font-weight-asian="normal" style:font-weight-complex="normal"/>
    </style:style>
    <style:style style:name="T7" style:family="text">
      <style:text-properties officeooo:rsid="000d1e0a"/>
    </style:style>
    <style:style style:name="T8" style:family="text">
      <style:text-properties fo:font-size="12pt" style:font-size-asian="10.5pt" style:font-size-complex="12pt"/>
    </style:style>
    <style:style style:name="T9" style:family="text">
      <style:text-properties fo:font-size="12pt" officeooo:rsid="000dd5aa" style:font-size-asian="10.5pt" style:font-size-complex="12pt"/>
    </style:style>
    <style:style style:name="T10" style:family="text">
      <style:text-properties fo:font-size="12pt" style:text-underline-style="none" style:font-size-asian="10.5pt" style:font-size-complex="12pt"/>
    </style:style>
    <style:style style:name="T11" style:family="text">
      <style:text-properties fo:font-size="12pt" style:text-underline-style="none" officeooo:rsid="000dd5aa" style:font-size-asian="10.5pt" style:font-size-complex="12pt"/>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4" style:family="text">
      <style:text-properties fo:font-style="normal" style:font-style-asian="normal" style:font-style-complex="normal"/>
    </style:style>
    <style:style style:name="T15" style:family="text">
      <style:text-properties style:font-name="Liberation Serif" fo:font-size="20pt" fo:font-weight="bold"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Επικοινωνία Ανθρώπου Μηχανής</text:span></text:p>
      <text:p text:style-name="P20"><text:span text:style-name="T15">Υλοποίηση ιστοχώρου “ΙΚΑ”</text:span></text:p>
      <text:p text:style-name="Standard"/>
      <text:p text:style-name="P1"/>
      <text:p text:style-name="P6">Μεντζέλος Ηλίας <text:tab/><text:tab/><text:tab/>1115201400106</text:p>
      <text:p text:style-name="P6">Πέκος Ευάγγελος <text:tab/><text:tab/><text:tab/>1115201400157</text:p>
      <text:p text:style-name="P6">Πλακιάς Φώτιος – Απόστολος<text:tab/>1115201400161</text:p>
      <text:p text:style-name="P1"/>
      <text:p text:style-name="P1">Η εργασία μας έχει υλοποιηθεί για τις περσόνες της 2ης εργασίας, τον κ. Βαγγέλη (μελλοντικός) ως συνταξιούχος και τον Γιώργο Πλακιά ως εργοδότη. </text:p>
      <text:p text:style-name="P1"/>
      <text:p text:style-name="P5">Για όλους τους χρήστες έχουν υλοποιηθεί:</text:p>
      <text:list xml:id="list1767546423" text:style-name="L4">
        <text:list-item>
          <text:p text:style-name="P18">Αρχική Σελίδα.</text:p>
        </text:list-item>
      </text:list>
      <text:list xml:id="list2013526070" text:style-name="L3">
        <text:list-item>
          <text:p text:style-name="P17">Λειτουργία σύνδεσης.</text:p>
        </text:list-item>
        <text:list-item>
          <text:p text:style-name="P17">Λειτουργία εγγραφής στην οποία επιλέγουν και την ομάδα χρηστών που ανήκουν (πχ εργοδότης, συνταξιούχος). Μπορεί κάποιος να είναι και τα δυο (στην περίπτωση που ένας συνταξιούχος έχει προσλάβει κάποιον κατ’οίκον πχ.) ή και τίποτα (να είναι απλός ασφαλισμένος).</text:p>
        </text:list-item>
        <text:list-item>
          <text:p text:style-name="P19"><text:span text:style-name="T7">Εξατομικευμένο προφίλ ανάλογα με τον τύπο χρήστη. Οι απλοί ασφαλισμένοι έχουν τα στοιχεία τους, οι εργοδότες έχουν τα στοιχεία τους καθώς και στοιχεία για τους εργαζομένους τους, ενώ οι συνταξιούχοι έχουν στοιχεία για την σύνταξή τους. </text:span></text:p>
        </text:list-item>
        <text:list-item>
          <text:p text:style-name="P19"><text:span text:style-name="T7">Τα περισσότερα από τα στοιχεία τους, έχουν την δυνατότητα οι χρήστες να τα αλλάξουν από το προφίλ τους (εκτός από ποσό σύνταξης για ευνόητους λόγους και τον </text:span><text:span text:style-name="Strong_20_Emphasis">Αριθμό Μητρώου Ασφάλιση </text:span><text:span text:style-name="Strong_20_Emphasis"><text:span text:style-name="T6">τον οποίο θεωρούμε μοναδικό για κάθε χρήστη).</text:span></text:span></text:p>
        </text:list-item>
      </text:list>
      <text:p text:style-name="P1"/>
      <text:p text:style-name="P4">Για τους (μελλοντικούς) συνταξιούχος έχουν υλοποιηθεί τα εξής:</text:p>
      <text:list xml:id="list2335189834" text:style-name="L1">
        <text:list-item>
          <text:p text:style-name="P2">Λειτουργία ηλεκτρονικής έκδοσης βεβαιώσεων (βεβαίωση σύνταξης).</text:p>
        </text:list-item>
        <text:list-item>
          <text:p text:style-name="P2">Λειτουργία υπολογισμού δεδομένων (εργαλείο υπολογισμού σύνταξης).</text:p>
        </text:list-item>
        <text:list-item>
          <text:p text:style-name="P11">Λειτουργία υποβολής αιτήματος προς την υπηρεσία (αίτηση συνταξιοδότησης).</text:p>
          <text:list>
            <text:list-header>
              <text:p text:style-name="P12">Bonus:<text:span text:style-name="T2"> </text:span><text:span text:style-name="T3">Στο προφίλ του μπορεί να δει την κατάσταση του αιτήματός του, να δει τα στοιχεία που συμπλήρωσε </text:span><text:span text:style-name="T4">σ</text:span><text:span text:style-name="T3">την αίτηση, καθώς και να το ακυρώσει.</text:span></text:p>
            </text:list-header>
          </text:list>
        </text:list-item>
      </text:list>
      <text:p text:style-name="P13"><text:span text:style-name="T3"/></text:p>
      <text:p text:style-name="P8"><text:span text:style-name="T2">Για τους εργοδότες αντίστοιχα έχουν υλοποιηθεί τα παρακάτω:</text:span></text:p>
      <text:list xml:id="list740848281" text:style-name="L2">
        <text:list-item>
          <text:p text:style-name="P14"><text:span text:style-name="T3">Λειτουργία ηλεκτρονικής έκδοσης βεβαιώσεων (βεβαίσω εργοδοσίας).</text:span></text:p>
        </text:list-item>
        <text:list-item>
          <text:p text:style-name="P14"><text:span text:style-name="T3">Λειτουργία υπολογισμού δεδομένων (υπολογισμός ενσήμων που πρέπει να πληρώσει για κάποιον εργαζόμενο του).</text:span></text:p>
        </text:list-item>
        <text:list-item>
          <text:p text:style-name="P15"><text:span text:style-name="T3">Λειτουργία υπολογισμού δεδομένων </text:span><text:span text:style-name="T4">(αίτημα πρόσληψης νέου εργαζόμενου).</text:span></text:p>
        </text:list-item>
      </text:list>
      <text:p text:style-name="P16"><text:span text:style-name="T4"/></text:p>
      <text:p text:style-name="P9"><text:span text:style-name="T2">Στοιχεία Σύνδεσης:</text:span></text:p>
      <text:p text:style-name="P7"><text:tab/><text:span text:style-name="T8">Hostname:<text:tab/><text:tab/></text:span></text:p>
      <text:p text:style-name="P7"><text:tab/><text:span text:style-name="T8">Όνομα:<text:tab/><text:tab/></text:span></text:p>
      <text:p text:style-name="P7"><text:span text:style-name="T8"><text:tab/></text:span><text:span text:style-name="T9">Username:<text:tab/><text:tab/></text:span></text:p>
      <text:p text:style-name="P7"><text:span text:style-name="T9"><text:tab/>Password:<text:tab/><text:tab/></text:span></text:p>
      <text:p text:style-name="P9"><text:span text:style-name="T11"/></text:p>
      <text:p text:style-name="P10"><text:span text:style-name="T10">Κωδικοί Login:</text:span></text:p>
      <text:p text:style-name="P10"><text:span text:style-name="T10"><text:tab/>Password:<text:tab/><text:tab/><text:tab/><text:tab/>Password: <text:tab/><text:tab/><text:tab/>Τύπος: </text:span><text:span text:style-name="T13">Ασφαλισμένος</text:span></text:p>
      <text:p text:style-name="P10"><text:span text:style-name="T10"><text:s/><text:tab/>Password:<text:tab/><text:tab/><text:tab/><text:tab/>Password: <text:tab/><text:tab/><text:tab/>Τύπος:</text:span><text:span text:style-name="T13"> Συνταξιούχος</text:span></text:p>
      <text:p text:style-name="P10"><text:span text:style-name="T10"><text:tab/>Password:<text:tab/><text:tab/><text:tab/><text:tab/>Password: <text:tab/><text:tab/><text:tab/>Τύπος: </text:span><text:span text:style-name="T13">Εργοδότη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6:47:11.726577755</meta:creation-date>
    <dc:date>2018-01-13T17:12:33.608711706</dc:date>
    <meta:editing-duration>PT3M49S</meta:editing-duration>
    <meta:editing-cycles>1</meta:editing-cycles>
    <meta:document-statistic meta:table-count="0" meta:image-count="0" meta:object-count="0" meta:page-count="1" meta:paragraph-count="30" meta:word-count="279" meta:character-count="2023" meta:non-whitespace-character-count="1743"/>
    <meta:generator>LibreOffice/5.3.1.2$Linux_X86_64 LibreOffice_project/30m0$Build-2</meta:generator>
  </office:meta>
</office:document-meta>
</file>